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fo:color="#ce181e" officeooo:rsid="00185036" officeooo:paragraph-rsid="00185036"/>
    </style:style>
    <style:style style:name="P2" style:family="paragraph" style:parent-style-name="text">
      <style:text-properties fo:color="#ce181e" officeooo:rsid="002153c7" officeooo:paragraph-rsid="002153c7"/>
    </style:style>
    <style:style style:name="P3" style:family="paragraph" style:parent-style-name="text">
      <style:text-properties fo:color="#ce181e" officeooo:rsid="0021cea9" officeooo:paragraph-rsid="0021cea9"/>
    </style:style>
    <style:style style:name="P4" style:family="paragraph" style:parent-style-name="text" style:list-style-name="L1">
      <style:text-properties fo:color="#ce181e" officeooo:rsid="00185036" officeooo:paragraph-rsid="00185036"/>
    </style:style>
    <style:style style:name="P5" style:family="paragraph" style:parent-style-name="text" style:list-style-name="L2">
      <style:text-properties fo:color="#ce181e" officeooo:rsid="002153c7" officeooo:paragraph-rsid="002153c7"/>
    </style:style>
    <style:style style:name="P6" style:family="paragraph" style:parent-style-name="text" style:list-style-name="L2">
      <style:text-properties fo:color="#ce181e" officeooo:rsid="0021cea9" officeooo:paragraph-rsid="0021cea9"/>
    </style:style>
    <style:style style:name="P7" style:family="paragraph" style:parent-style-name="text" style:list-style-name="L3">
      <style:text-properties fo:color="#ce181e" officeooo:rsid="0021cea9" officeooo:paragraph-rsid="0021cea9"/>
    </style:style>
    <style:style style:name="P8" style:family="paragraph" style:parent-style-name="text" style:list-style-name="L4">
      <style:text-properties fo:color="#ce181e" officeooo:rsid="0024b0bf" officeooo:paragraph-rsid="0024b0bf"/>
    </style:style>
    <style:style style:name="T1" style:family="text">
      <style:text-properties officeooo:rsid="0021ce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6796360" text:style-name="L4">
        <text:list-item>
          <text:p text:style-name="P8">Romeo a Julie</text:p>
        </text:list-item>
        <text:list-item>
          <text:p text:style-name="P8">Král Oidipus</text:p>
        </text:list-item>
        <text:list-item>
          <text:p text:style-name="P8">Dekameron</text:p>
        </text:list-item>
      </text:list>
      <text:p text:style-name="P1">ČETBA – 2. ROČNÍK</text:p>
      <text:list xml:id="list4066680140" text:style-name="L1">
        <text:list-header>
          <text:p text:style-name="P4">Molier – Lakomec</text:p>
        </text:list-header>
        <text:list-item>
          <text:p text:style-name="P4">Mácha – Máj</text:p>
        </text:list-item>
        <text:list-item>
          <text:p text:style-name="P4">Erben – Kytice</text:p>
        </text:list-item>
        <text:list-item>
          <text:p text:style-name="P4">H. Schenkiewicz – Quo vadis?</text:p>
          <text:p text:style-name="P4">nebo</text:p>
          <text:p text:style-name="P4">H. de Balzac – Otec Goriot</text:p>
        </text:list-item>
        <text:list-item>
          <text:p text:style-name="P4">J. Neruda – Balady a romance</text:p>
        </text:list-item>
        <text:list-item>
          <text:p text:style-name="P4">A. a V. Mrštíkové – Maryša</text:p>
        </text:list-item>
      </text:list>
      <text:p text:style-name="P2">ČETBA – 3. <text:span text:style-name="T1">ROČNÍK</text:span></text:p>
      <text:list xml:id="list4239837464" text:style-name="L2">
        <text:list-item>
          <text:p text:style-name="P5">V. Dyk – Krysař</text:p>
        </text:list-item>
        <text:list-item>
          <text:p text:style-name="P5">G. Apollinaire – Pásma</text:p>
        </text:list-item>
        <text:list-item>
          <text:p text:style-name="P5">R. Rolland – Petr a Lucie</text:p>
        </text:list-item>
        <text:list-item>
          <text:p text:style-name="P5">J. Steinbeek – O myších a lidech</text:p>
        </text:list-item>
        <text:list-item>
          <text:p text:style-name="P6">F. Kavka – Proměna</text:p>
        </text:list-item>
        <text:list-item>
          <text:p text:style-name="P5">V. Nezval – Edison</text:p>
        </text:list-item>
      </text:list>
      <text:p text:style-name="P3">ČETBA – 4. ROČNÍK</text:p>
      <text:list xml:id="list3647203297" text:style-name="L3">
        <text:list-item>
          <text:p text:style-name="P7">K. Čapek – RUR</text:p>
          <text:p text:style-name="P7">nebo</text:p>
          <text:p text:style-name="P7">K. Čapek – Bílá nemoc</text:p>
        </text:list-item>
        <text:list-item>
          <text:p text:style-name="P7">A. Camus – Cizinec</text:p>
        </text:list-item>
        <text:list-item>
          <text:p text:style-name="P7">G. Orwell – 1984</text:p>
        </text:list-item>
        <text:list-item>
          <text:p text:style-name="P7">J. Škvorecký - Zbabělci</text:p>
          <text:p text:style-name="P7">nebo</text:p>
          <text:p text:style-name="P7">B. Hrabal – Ostře sledované vlaky</text:p>
          <text:p text:style-name="P7">nebo</text:p>
          <text:p text:style-name="P7">A. Lustig – Modlitba pro kateřinu Horovitzovou</text:p>
        </text:list-item>
        <text:list-item>
          <text:p text:style-name="P7">O. Pavel – Smrt krásných srnců</text:p>
          <text:p text:style-name="P7">nebo</text:p>
          <text:p text:style-name="P7">M. Kundera - Žert</text:p>
          <text:p text:style-name="P7">nebo</text:p>
          <text:p text:style-name="P7">P. Kohout – Hodina tance a lásk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3-17T18:03:43.977000000</dc:date>
    <meta:editing-duration>PT4H45M7S</meta:editing-duration>
    <meta:editing-cycles>23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35" meta:word-count="131" meta:character-count="676" meta:non-whitespace-character-count="575"/>
  </office:meta>
</office:document-meta>
</file>